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6487" officeooo:paragraph-rsid="00036487"/>
    </style:style>
    <style:style style:name="P2" style:family="paragraph" style:parent-style-name="Standard">
      <style:text-properties officeooo:rsid="00036487" officeooo:paragraph-rsid="0006e454"/>
    </style:style>
    <style:style style:name="P3" style:family="paragraph" style:parent-style-name="Standard">
      <style:text-properties officeooo:rsid="00036487" officeooo:paragraph-rsid="000c8422"/>
    </style:style>
    <style:style style:name="P4" style:family="paragraph" style:parent-style-name="Standard">
      <style:text-properties officeooo:rsid="00036487" officeooo:paragraph-rsid="0010378d"/>
    </style:style>
    <style:style style:name="P5" style:family="paragraph" style:parent-style-name="Standard">
      <style:text-properties officeooo:rsid="00039669" officeooo:paragraph-rsid="00039669"/>
    </style:style>
    <style:style style:name="P6" style:family="paragraph" style:parent-style-name="Standard">
      <style:text-properties officeooo:rsid="00054a50" officeooo:paragraph-rsid="00054a50"/>
    </style:style>
    <style:style style:name="P7" style:family="paragraph" style:parent-style-name="Standard">
      <style:text-properties fo:font-weight="bold" officeooo:rsid="0006e454" officeooo:paragraph-rsid="0006e454" style:font-weight-asian="bold" style:font-weight-complex="bold"/>
    </style:style>
    <style:style style:name="P8" style:family="paragraph" style:parent-style-name="Standard">
      <style:text-properties officeooo:rsid="000aab4a" officeooo:paragraph-rsid="000aab4a"/>
    </style:style>
    <style:style style:name="P9" style:family="paragraph" style:parent-style-name="Standard">
      <style:text-properties officeooo:rsid="000aab4a" officeooo:paragraph-rsid="00054a50"/>
    </style:style>
    <style:style style:name="P10" style:family="paragraph" style:parent-style-name="Standard">
      <style:text-properties officeooo:rsid="000c8422" officeooo:paragraph-rsid="000c8422"/>
    </style:style>
    <style:style style:name="P11" style:family="paragraph" style:parent-style-name="Standard">
      <style:text-properties officeooo:rsid="00128498" officeooo:paragraph-rsid="00128498"/>
    </style:style>
    <style:style style:name="P12" style:family="paragraph" style:parent-style-name="Standard">
      <style:text-properties officeooo:rsid="00193f29" officeooo:paragraph-rsid="00193f29"/>
    </style:style>
    <style:style style:name="P13" style:family="paragraph" style:parent-style-name="Standard">
      <style:text-properties officeooo:rsid="001d9968" officeooo:paragraph-rsid="001d9968"/>
    </style:style>
    <style:style style:name="P14" style:family="paragraph" style:parent-style-name="Standard" style:list-style-name="L2">
      <style:text-properties officeooo:rsid="00036487" officeooo:paragraph-rsid="00054a50"/>
    </style:style>
    <style:style style:name="P15" style:family="paragraph" style:parent-style-name="Standard" style:list-style-name="L2">
      <style:text-properties officeooo:rsid="00036487" officeooo:paragraph-rsid="00036487"/>
    </style:style>
    <style:style style:name="P16" style:family="paragraph" style:parent-style-name="Standard" style:list-style-name="L2">
      <style:text-properties officeooo:rsid="00036487" officeooo:paragraph-rsid="0010e135"/>
    </style:style>
    <style:style style:name="P17" style:family="paragraph" style:parent-style-name="Standard">
      <style:text-properties officeooo:rsid="00036487" officeooo:paragraph-rsid="00036487"/>
    </style:style>
    <style:style style:name="P18" style:family="paragraph" style:parent-style-name="Standard">
      <style:text-properties officeooo:rsid="00036487" officeooo:paragraph-rsid="000c8422"/>
    </style:style>
    <style:style style:name="P19" style:family="paragraph" style:parent-style-name="Standard">
      <style:text-properties officeooo:rsid="000c8422" officeooo:paragraph-rsid="000c8422"/>
    </style:style>
    <style:style style:name="P20" style:family="paragraph" style:parent-style-name="Standard" style:list-style-name="L7">
      <style:text-properties officeooo:rsid="000c8422" officeooo:paragraph-rsid="000c8422"/>
    </style:style>
    <style:style style:name="P21" style:family="paragraph" style:parent-style-name="Standard" style:list-style-name="L7">
      <style:text-properties officeooo:rsid="000c8422" officeooo:paragraph-rsid="000dc2f5"/>
    </style:style>
    <style:style style:name="P22" style:family="paragraph" style:parent-style-name="Standard" style:list-style-name="L2">
      <style:text-properties officeooo:rsid="001d9968" officeooo:paragraph-rsid="001d9968"/>
    </style:style>
    <style:style style:name="P23" style:family="paragraph" style:parent-style-name="Standard" style:list-style-name="L2">
      <style:text-properties officeooo:rsid="000e5d2f" officeooo:paragraph-rsid="00036487"/>
    </style:style>
    <style:style style:name="P24" style:family="paragraph" style:parent-style-name="Standard" style:list-style-name="L2">
      <style:text-properties officeooo:rsid="0010378d" officeooo:paragraph-rsid="0010378d"/>
    </style:style>
    <style:style style:name="P25" style:family="paragraph" style:parent-style-name="Standard" style:list-style-name="L2">
      <style:text-properties officeooo:rsid="00121369" officeooo:paragraph-rsid="00121369"/>
    </style:style>
    <style:style style:name="P26" style:family="paragraph" style:parent-style-name="Standard" style:list-style-name="L3">
      <style:text-properties officeooo:rsid="001cd4c7" officeooo:paragraph-rsid="001cd4c7"/>
    </style:style>
    <style:style style:name="P27" style:family="paragraph" style:parent-style-name="Standard" style:list-style-name="L2">
      <style:text-properties fo:font-weight="normal" officeooo:rsid="001cd4c7" officeooo:paragraph-rsid="001cd4c7" style:font-weight-asian="normal" style:font-weight-complex="normal"/>
    </style:style>
    <style:style style:name="P28" style:family="paragraph" style:parent-style-name="Standard">
      <style:text-properties fo:font-weight="normal" officeooo:rsid="00054a50" officeooo:paragraph-rsid="00036487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0aab4a" officeooo:paragraph-rsid="000aab4a" style:font-weight-asian="normal" style:font-weight-complex="normal"/>
    </style:style>
    <style:style style:name="P30" style:family="paragraph" style:parent-style-name="Standard" style:list-style-name="L3">
      <style:text-properties officeooo:rsid="00128498" officeooo:paragraph-rsid="00128498"/>
    </style:style>
    <style:style style:name="P31" style:family="paragraph" style:parent-style-name="Standard" style:list-style-name="L3">
      <style:text-properties fo:font-weight="bold" officeooo:rsid="0014431f" officeooo:paragraph-rsid="00128498" style:font-weight-asian="bold" style:font-weight-complex="bold"/>
    </style:style>
    <style:style style:name="P32" style:family="paragraph" style:parent-style-name="Standard">
      <style:text-properties fo:font-weight="bold" officeooo:rsid="00308865" officeooo:paragraph-rsid="00308865" style:font-weight-asian="bold" style:font-weight-complex="bold"/>
    </style:style>
    <style:style style:name="P33" style:family="paragraph" style:parent-style-name="Standard" style:list-style-name="L3">
      <style:text-properties officeooo:rsid="0014431f" officeooo:paragraph-rsid="0014431f"/>
    </style:style>
    <style:style style:name="P34" style:family="paragraph" style:parent-style-name="Standard" style:list-style-name="L3">
      <style:text-properties officeooo:rsid="00193f29" officeooo:paragraph-rsid="00193f29"/>
    </style:style>
    <style:style style:name="P35" style:family="paragraph" style:parent-style-name="Standard" style:list-style-name="L4">
      <style:text-properties officeooo:rsid="00193f29" officeooo:paragraph-rsid="00193f29"/>
    </style:style>
    <style:style style:name="P36" style:family="paragraph" style:parent-style-name="Standard" style:list-style-name="L5">
      <style:text-properties officeooo:rsid="000aab4a" officeooo:paragraph-rsid="000c8422"/>
    </style:style>
    <style:style style:name="P37" style:family="paragraph" style:parent-style-name="Standard" style:list-style-name="L6">
      <style:text-properties officeooo:rsid="000aab4a" officeooo:paragraph-rsid="000aab4a"/>
    </style:style>
    <style:style style:name="P38" style:family="paragraph" style:parent-style-name="Standard" style:list-style-name="L6">
      <style:text-properties officeooo:rsid="000aab4a" officeooo:paragraph-rsid="001cd4c7"/>
    </style:style>
    <style:style style:name="P39" style:family="paragraph" style:parent-style-name="Standard" style:list-style-name="L7">
      <style:text-properties officeooo:rsid="000aab4a" officeooo:paragraph-rsid="001a04f3"/>
    </style:style>
    <style:style style:name="P40" style:family="paragraph" style:parent-style-name="Standard">
      <style:text-properties officeooo:rsid="00211ce0" officeooo:paragraph-rsid="00211ce0"/>
    </style:style>
    <style:style style:name="P41" style:family="paragraph" style:parent-style-name="Standard">
      <style:text-properties style:text-position="0% 100%" fo:font-weight="normal" officeooo:rsid="00211ce0" officeooo:paragraph-rsid="00211ce0" style:font-weight-asian="normal" style:font-weight-complex="normal"/>
    </style:style>
    <style:style style:name="P42" style:family="paragraph" style:parent-style-name="Standard" style:list-style-name="L11">
      <style:text-properties style:text-position="0% 100%" fo:font-weight="normal" officeooo:rsid="00211ce0" officeooo:paragraph-rsid="00214d42" style:font-weight-asian="normal" style:font-weight-complex="normal"/>
    </style:style>
    <style:style style:name="P43" style:family="paragraph" style:parent-style-name="Standard" style:list-style-name="L11">
      <style:text-properties style:text-position="0% 100%" fo:font-weight="normal" officeooo:rsid="00214d42" officeooo:paragraph-rsid="00214d42" style:font-weight-asian="normal" style:font-weight-complex="normal"/>
    </style:style>
    <style:style style:name="P44" style:family="paragraph" style:parent-style-name="Standard" style:list-style-name="L11">
      <style:text-properties style:text-position="0% 100%" fo:font-weight="normal" officeooo:rsid="00214d42" officeooo:paragraph-rsid="0021acdd" style:font-weight-asian="normal" style:font-weight-complex="normal"/>
    </style:style>
    <style:style style:name="P45" style:family="paragraph" style:parent-style-name="Standard" style:list-style-name="L11">
      <style:text-properties style:text-position="0% 100%" fo:font-weight="normal" officeooo:rsid="0021acdd" officeooo:paragraph-rsid="0021acdd" style:font-weight-asian="normal" style:font-weight-complex="normal"/>
    </style:style>
    <style:style style:name="P46" style:family="paragraph" style:parent-style-name="Standard" style:list-style-name="L11">
      <style:text-properties style:text-position="0% 100%" fo:font-weight="normal" officeooo:rsid="0023321a" officeooo:paragraph-rsid="0023321a" style:font-weight-asian="normal" style:font-weight-complex="normal"/>
    </style:style>
    <style:style style:name="P47" style:family="paragraph" style:parent-style-name="Standard" style:list-style-name="L11">
      <style:text-properties style:text-position="0% 100%" fo:font-weight="normal" officeooo:rsid="0024b7e2" officeooo:paragraph-rsid="00267352" style:font-weight-asian="normal" style:font-weight-complex="normal"/>
    </style:style>
    <style:style style:name="P48" style:family="paragraph" style:parent-style-name="Standard" style:list-style-name="L11">
      <style:text-properties style:text-position="0% 100%" fo:font-weight="normal" officeooo:rsid="0024b7e2" officeooo:paragraph-rsid="002c1333" style:font-weight-asian="normal" style:font-weight-complex="normal"/>
    </style:style>
    <style:style style:name="P49" style:family="paragraph" style:parent-style-name="Standard" style:list-style-name="L11">
      <style:text-properties style:text-position="0% 100%" fo:font-weight="normal" officeooo:rsid="00267352" officeooo:paragraph-rsid="00267352" style:font-weight-asian="normal" style:font-weight-complex="normal"/>
    </style:style>
    <style:style style:name="P50" style:family="paragraph" style:parent-style-name="Standard" style:list-style-name="L11">
      <style:text-properties style:text-position="0% 100%" fo:font-weight="normal" officeooo:rsid="0027f978" officeooo:paragraph-rsid="0027f978" style:font-weight-asian="normal" style:font-weight-complex="normal"/>
    </style:style>
    <style:style style:name="P51" style:family="paragraph" style:parent-style-name="Standard" style:list-style-name="L11">
      <style:text-properties style:text-position="0% 100%" fo:font-weight="normal" officeooo:rsid="00299bd9" officeooo:paragraph-rsid="00299bd9" style:font-weight-asian="normal" style:font-weight-complex="normal"/>
    </style:style>
    <style:style style:name="P52" style:family="paragraph" style:parent-style-name="Standard" style:list-style-name="L11">
      <style:text-properties style:text-position="0% 100%" fo:font-weight="normal" officeooo:rsid="002bcc03" officeooo:paragraph-rsid="002bcc03" style:font-weight-asian="normal" style:font-weight-complex="normal"/>
    </style:style>
    <style:style style:name="P53" style:family="paragraph" style:parent-style-name="Standard" style:list-style-name="L11">
      <style:text-properties style:text-position="0% 100%" fo:font-weight="normal" officeooo:rsid="002c1333" officeooo:paragraph-rsid="002c1333" style:font-weight-asian="normal" style:font-weight-complex="normal"/>
    </style:style>
    <style:style style:name="P54" style:family="paragraph" style:parent-style-name="Standard" style:list-style-name="L11">
      <style:text-properties style:text-position="0% 100%" fo:font-weight="normal" officeooo:rsid="002e8b20" officeooo:paragraph-rsid="002e8b20" style:font-weight-asian="normal" style:font-weight-complex="normal"/>
    </style:style>
    <style:style style:name="P55" style:family="paragraph" style:parent-style-name="Standard" style:list-style-name="L11">
      <style:text-properties style:text-position="0% 100%" fo:font-weight="normal" officeooo:rsid="002f0c2b" officeooo:paragraph-rsid="002f0c2b" style:font-weight-asian="normal" style:font-weight-complex="normal"/>
    </style:style>
    <style:style style:name="P56" style:family="paragraph" style:parent-style-name="Standard" style:list-style-name="L11">
      <style:text-properties style:text-position="0% 100%" fo:font-weight="normal" officeooo:rsid="002f91c1" officeooo:paragraph-rsid="002fa71c" style:font-weight-asian="normal" style:font-weight-complex="normal"/>
    </style:style>
    <style:style style:name="P57" style:family="paragraph" style:parent-style-name="Standard" style:list-style-name="L10">
      <style:text-properties style:text-position="0% 100%" fo:font-weight="normal" officeooo:rsid="002fa71c" officeooo:paragraph-rsid="002fa71c" style:font-weight-asian="normal" style:font-weight-complex="normal"/>
    </style:style>
    <style:style style:name="P58" style:family="paragraph" style:parent-style-name="Standard" style:list-style-name="L11">
      <style:text-properties style:text-position="0% 100%" fo:font-weight="normal" officeooo:rsid="002fa71c" officeooo:paragraph-rsid="002fa71c" style:font-weight-asian="normal" style:font-weight-complex="normal"/>
    </style:style>
    <style:style style:name="P59" style:family="paragraph" style:parent-style-name="Standard" style:list-style-name="L10">
      <style:text-properties style:text-position="0% 100%" fo:font-weight="normal" officeooo:rsid="002faee7" officeooo:paragraph-rsid="002faee7" style:font-weight-asian="normal" style:font-weight-complex="normal"/>
    </style:style>
    <style:style style:name="P60" style:family="paragraph" style:parent-style-name="Standard">
      <style:text-properties style:text-position="0% 100%" fo:font-weight="normal" officeooo:rsid="002faee7" officeooo:paragraph-rsid="002faee7" style:font-weight-asian="normal" style:font-weight-complex="normal"/>
    </style:style>
    <style:style style:name="P61" style:family="paragraph" style:parent-style-name="Standard">
      <style:text-properties style:text-position="0% 100%" fo:font-weight="bold" officeooo:rsid="002fa71c" officeooo:paragraph-rsid="002fa71c" style:font-weight-asian="bold" style:font-weight-complex="bold"/>
    </style:style>
    <style:style style:name="P62" style:family="paragraph" style:parent-style-name="Standard">
      <style:text-properties fo:font-size="24pt" fo:font-weight="bold" officeooo:rsid="00308865" officeooo:paragraph-rsid="00036487" style:font-size-asian="21pt" style:font-weight-asian="bold" style:font-size-complex="24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24pt" fo:font-weight="bold" officeooo:rsid="00308865" officeooo:paragraph-rsid="00308865" style:font-size-asian="21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4a50" style:font-weight-asian="bold" style:font-weight-complex="bold"/>
    </style:style>
    <style:style style:name="T3" style:family="text">
      <style:text-properties fo:font-weight="bold" officeooo:rsid="000c8422" style:font-weight-asian="bold" style:font-weight-complex="bold"/>
    </style:style>
    <style:style style:name="T4" style:family="text">
      <style:text-properties fo:font-weight="bold" officeooo:rsid="0010378d" style:font-weight-asian="bold" style:font-weight-complex="bold"/>
    </style:style>
    <style:style style:name="T5" style:family="text">
      <style:text-properties fo:font-weight="bold" officeooo:rsid="00128498" style:font-weight-asian="bold" style:font-weight-complex="bold"/>
    </style:style>
    <style:style style:name="T6" style:family="text">
      <style:text-properties fo:font-weight="bold" officeooo:rsid="0014431f" style:font-weight-asian="bold" style:font-weight-complex="bold"/>
    </style:style>
    <style:style style:name="T7" style:family="text">
      <style:text-properties fo:font-weight="bold" officeooo:rsid="0015c160" style:font-weight-asian="bold" style:font-weight-complex="bold"/>
    </style:style>
    <style:style style:name="T8" style:family="text">
      <style:text-properties fo:font-weight="bold" officeooo:rsid="00214d42" style:font-weight-asian="bold" style:font-weight-complex="bold"/>
    </style:style>
    <style:style style:name="T9" style:family="text">
      <style:text-properties fo:font-weight="bold" officeooo:rsid="0021acdd" style:font-weight-asian="bold" style:font-weight-complex="bold"/>
    </style:style>
    <style:style style:name="T10" style:family="text">
      <style:text-properties fo:font-weight="bold" officeooo:rsid="00267352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c8422" style:font-weight-asian="normal" style:font-weight-complex="normal"/>
    </style:style>
    <style:style style:name="T13" style:family="text">
      <style:text-properties fo:font-weight="normal" officeooo:rsid="00039669" style:font-weight-asian="normal" style:font-weight-complex="normal"/>
    </style:style>
    <style:style style:name="T14" style:family="text">
      <style:text-properties fo:font-weight="normal" officeooo:rsid="00128498" style:font-weight-asian="normal" style:font-weight-complex="normal"/>
    </style:style>
    <style:style style:name="T15" style:family="text">
      <style:text-properties officeooo:rsid="000c8422"/>
    </style:style>
    <style:style style:name="T16" style:family="text">
      <style:text-properties officeooo:rsid="000dc2f5"/>
    </style:style>
    <style:style style:name="T17" style:family="text">
      <style:text-properties officeooo:rsid="0010378d"/>
    </style:style>
    <style:style style:name="T18" style:family="text">
      <style:text-properties officeooo:rsid="0014431f"/>
    </style:style>
    <style:style style:name="T19" style:family="text">
      <style:text-properties officeooo:rsid="0015c160"/>
    </style:style>
    <style:style style:name="T20" style:family="text">
      <style:text-properties officeooo:rsid="001a04f3"/>
    </style:style>
    <style:style style:name="T21" style:family="text">
      <style:text-properties officeooo:rsid="001bf308"/>
    </style:style>
    <style:style style:name="T22" style:family="text">
      <style:text-properties officeooo:rsid="001cd4c7"/>
    </style:style>
    <style:style style:name="T23" style:family="text">
      <style:text-properties officeooo:rsid="001ee04c"/>
    </style:style>
    <style:style style:name="T24" style:family="text">
      <style:text-properties officeooo:rsid="00214d42"/>
    </style:style>
    <style:style style:name="T25" style:family="text">
      <style:text-properties officeooo:rsid="0021acdd"/>
    </style:style>
    <style:style style:name="T26" style:family="text">
      <style:text-properties officeooo:rsid="0024b7e2"/>
    </style:style>
    <style:style style:name="T27" style:family="text">
      <style:text-properties officeooo:rsid="0024c8f7"/>
    </style:style>
    <style:style style:name="T28" style:family="text">
      <style:text-properties officeooo:rsid="00267352"/>
    </style:style>
    <style:style style:name="T29" style:family="text">
      <style:text-properties officeooo:rsid="002af33d"/>
    </style:style>
    <style:style style:name="T30" style:family="text">
      <style:text-properties officeooo:rsid="002c1333"/>
    </style:style>
    <style:style style:name="T31" style:family="text">
      <style:text-properties officeooo:rsid="002ca4c3"/>
    </style:style>
    <style:style style:name="T32" style:family="text">
      <style:text-properties officeooo:rsid="002f0c2b"/>
    </style:style>
    <style:style style:name="T33" style:family="text">
      <style:text-properties officeooo:rsid="002f91c1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2fa71c"/>
    </style:style>
    <style:style style:name="T36" style:family="text">
      <style:text-properties officeooo:rsid="002fae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2"/>
      <text:p text:style-name="P63">UNICA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2"/>
      <text:p text:style-name="P32"/>
      <text:p text:style-name="P32">USER STORIES:</text:p>
      <text:p text:style-name="P3"/>
      <text:p text:style-name="P10">FORSE GIUSTE:</text:p>
      <text:p text:style-name="P10"/>
      <text:p text:style-name="P11"/>
      <text:list xml:id="list887082477491917031" text:style-name="L2">
        <text:list-item>
          <text:p text:style-name="P14">As a unregistered user, I want to register myself, so <text:span text:style-name="T19">that</text:span> I can use the system’s features.</text:p>
        </text:list-item>
        <text:list-item>
          <text:p text:style-name="P22">As a first access student, I want <text:span text:style-name="T23">a tutorial about system utilization, so that I can easily learn</text:span></text:p>
        </text:list-item>
      </text:list>
      <text:p text:style-name="P1"/>
      <text:p text:style-name="P13">Studente:</text:p>
      <text:list xml:id="list193654399686951" text:continue-numbering="true" text:style-name="L2">
        <text:list-item>
          <text:p text:style-name="P23">As a student, <text:s/>I want to view a list of available lifts, so that I can book one of them.</text:p>
          <text:p text:style-name="P15"/>
        </text:list-item>
        <text:list-item>
          <text:p text:style-name="P16"><text:span text:style-name="T17">As a student, I want a reputation system, so that I can avoid drivers with </text:span><text:span text:style-name="T4">bad reputation</text:span><text:span text:style-name="T17">.</text:span></text:p>
        </text:list-item>
      </text:list>
      <text:p text:style-name="P4"/>
      <text:list xml:id="list193654519605444" text:continue-numbering="true" text:style-name="L2">
        <text:list-item>
          <text:p text:style-name="P24">As a student, I want a report system, so that I can warn the moderators about problems (eg car crash, dangerous user, missed lift etc)</text:p>
          <text:p text:style-name="P25"/>
        </text:list-item>
        <text:list-item>
          <text:p text:style-name="P25">As a student, I want to communicate with <text:span text:style-name="T5">lift related students</text:span>, <text:s/>so that we can coordinate with each other <text:span text:style-name="T1">(eg. Meeting point, </text:span><text:span text:style-name="T5">traffic and possible delay)</text:span><text:span text:style-name="T14">.</text:span></text:p>
          <text:p text:style-name="P27"><text:s/></text:p>
        </text:list-item>
      </text:list>
      <text:p text:style-name="P1"/>
      <text:p text:style-name="P11">Studente macchina:</text:p>
      <text:list xml:id="list4928579071006817692" text:style-name="L3">
        <text:list-item>
          <text:p text:style-name="P30">As a driver, I want <text:span text:style-name="T18">to declare my availability, so that I can offer a lift and </text:span><text:span text:style-name="T6">not travel alone.</text:span></text:p>
          <text:p text:style-name="P31"/>
        </text:list-item>
        <text:list-item>
          <text:p text:style-name="P33">**As a driver, I want <text:span text:style-name="T19">to add (and edit) </text:span><text:span text:style-name="T7">text notes</text:span><text:span text:style-name="T19"> to my availability declaration, so that I can provide additional information about the lift.</text:span></text:p>
          <text:p text:style-name="P33"/>
        </text:list-item>
        <text:list-item>
          <text:p text:style-name="P34">As a driver, I want to define restrictions about the <text:span text:style-name="T20">lift, so that only compatible students can book the ride.</text:span></text:p>
          <text:p text:style-name="P34"/>
        </text:list-item>
        <text:list-item>
          <text:p text:style-name="P26">Ad a driver, I want to define a blacklist, so that I can avoid unpleasant students.</text:p>
        </text:list-item>
      </text:list>
      <text:p text:style-name="P12"/>
      <text:p text:style-name="P12"/>
      <text:p text:style-name="P12">Moderatore:</text:p>
      <text:list xml:id="list3357407007512837242" text:style-name="L4">
        <text:list-item>
          <text:p text:style-name="P35">As a moderator, I want to handle <text:span text:style-name="T21">reports, so that I can take actions against trasgressors.</text:span></text:p>
        </text:list-item>
      </text:list>
      <text:list xml:id="list193654107451506" text:continue-list="list4928579071006817692" text:style-name="L3">
        <text:list-header>
          <text:p text:style-name="P33"/>
        </text:list-header>
      </text:list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>Personal info: <text:span text:style-name="T11">Telephone number, ecc.</text:span></text:p>
      <text:p text:style-name="P5"><text:span text:style-name="T1">Routine </text:span><text:span text:style-name="T2">I</text:span><text:span text:style-name="T1">nformation:</text:span> schedule, building, home position.</text:p>
      <text:p text:style-name="P6"><text:span text:style-name="T1">Car Info:</text:span> seats disponibility, pick-up range, drop-off range.</text:p>
      <text:p text:style-name="P6"/>
      <text:p text:style-name="P6"/>
      <text:p text:style-name="P9"/>
      <text:p text:style-name="P8"/>
      <text:p text:style-name="P8">Studente:</text:p>
      <text:list xml:id="list1459551215863288619" text:style-name="L5">
        <text:list-item>
          <text:p text:style-name="P36">Definire <text:span text:style-name="T1">routine information. →</text:span><text:span text:style-name="T3"> </text:span><text:span text:style-name="T13">schedule, building, home position, </text:span><text:span text:style-name="T12">preferencies</text:span></text:p>
        </text:list-item>
        <text:list-item>
          <text:p text:style-name="P29">Cercare un passaggio in qualsiasi momento → lista dei passaggi disponibili.</text:p>
        </text:list-item>
        <text:list-item>
          <text:p text:style-name="P29">Recensire a fine corsa (upvote – downvote).</text:p>
        </text:list-item>
        <text:list-item>
          <text:p text:style-name="P29">Segnalare al sistema in caso di problemi. (mancata corsa, incidente, utente pericoloso ecc)</text:p>
        </text:list-item>
        <text:list-item>
          <text:p text:style-name="P29">*<text:span text:style-name="T15">Chat per comunicare col guidatore + numero di telefono.</text:span></text:p>
        </text:list-item>
      </text:list>
      <text:p text:style-name="P6"/>
      <text:p text:style-name="P8"/>
      <text:p text:style-name="P8">Studente macchina:</text:p>
      <text:list xml:id="list3126167706808407913" text:style-name="L6">
        <text:list-item>
          <text:p text:style-name="P37">Creare profilo macchina → Car Info (+targa)</text:p>
        </text:list-item>
        <text:list-item>
          <text:p text:style-name="P37">Dare la conferma (broadcast) disponibilità per giorno successivo → aperte prenotazioni.</text:p>
        </text:list-item>
        <text:list-item>
          <text:p text:style-name="P37">Voglio aggiungere note sul passaggio.</text:p>
        </text:list-item>
        <text:list-item>
          <text:p text:style-name="P37">Voglio segnalare di essere partito → chiuse prenotazioni.</text:p>
        </text:list-item>
        <text:list-item>
          <text:p text:style-name="P38">Blacklist (cyberbullismo, <text:span text:style-name="T22">evitare persone sgradite</text:span>) → opzionale.</text:p>
          <text:p text:style-name="P37"/>
        </text:list-item>
      </text:list>
      <text:p text:style-name="P8"/>
      <text:p text:style-name="P10">Admin:</text:p>
      <text:list xml:id="list8426479523799211518" text:style-name="L7">
        <text:list-item>
          <text:p text:style-name="P20">Vedere le valutazioni dei guidatori.</text:p>
        </text:list-item>
        <text:list-item>
          <text:p text:style-name="P21">Inviare warning <text:span text:style-name="T16">e g</text:span>estire i reclami→ (da decidere soglia negativa della reputazione).</text:p>
        </text:list-item>
        <text:list-item>
          <text:p text:style-name="P20">Accesso al database de tutto</text:p>
          <text:p text:style-name="P39"/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0"><text:span text:style-name="T1">FUNCTIONAL REQUIREMENTS:</text:span></text:p>
      <text:p text:style-name="P40"><text:span text:style-name="T1"/></text:p>
      <text:list xml:id="list860042011076044764" text:style-name="L11">
        <text:list-item>
          <text:p text:style-name="P53">The <text:span text:style-name="T31">login system shall request email or matriculation number, password and user role (moderator or student).</text:span></text:p>
        </text:list-item>
        <text:list-item>
          <text:p text:style-name="P42">The registration system shall <text:span text:style-name="T24">request</text:span> <text:span text:style-name="T31">students their</text:span> matriculation number, <text:span text:style-name="T30">email, password, phone number</text:span> <text:span text:style-name="T24">and </text:span><text:span text:style-name="T8">routine information.</text:span></text:p>
        </text:list-item>
        <text:list-item>
          <text:p text:style-name="P43">The registration system shall verify the matriculation number <text:span text:style-name="T32">via</text:span> <text:span text:style-name="T25">university</text:span> database.</text:p>
        </text:list-item>
        <text:list-item>
          <text:p text:style-name="P45">The registration system shall retrieve users’ personal information (eg. First name, last name, personal picture) from university database.</text:p>
        </text:list-item>
        <text:list-item>
          <text:p text:style-name="P43">The <text:span text:style-name="T25">registration </text:span>system shall allow the users to define their <text:span text:style-name="T1">car info</text:span>.</text:p>
        </text:list-item>
        <text:list-item>
          <text:p text:style-name="P44">The system shall allow the users to <text:span text:style-name="T32">update</text:span> their <text:span text:style-name="T9">profile</text:span><text:span text:style-name="T25">.</text:span></text:p>
        </text:list-item>
        <text:list-item>
          <text:p text:style-name="P46">The system shall find available drivers based on their <text:span text:style-name="T1">lift restrictions.</text:span></text:p>
        </text:list-item>
        <text:list-item>
          <text:p text:style-name="P46">The system shall <text:span text:style-name="T26">display the available drivers and allow the students to book one of them.</text:span></text:p>
        </text:list-item>
        <text:list-item>
          <text:p text:style-name="P47">The <text:span text:style-name="T27">system shall request the students to rate their last completed lift </text:span></text:p>
        </text:list-item>
        <text:list-item>
          <text:p text:style-name="P48"><text:span text:style-name="T28">The system shall allow the users to send reports about </text:span><text:span text:style-name="T10">lift related students</text:span><text:span text:style-name="T28"> once the lift is completed.</text:span></text:p>
        </text:list-item>
        <text:list-item>
          <text:p text:style-name="P55">The system shall <text:span text:style-name="T33">hide students’ blacklisted drivers from their available drivers.</text:span></text:p>
        </text:list-item>
        <text:list-item>
          <text:p text:style-name="P58">****The system shall provide a personal blacklist to every students.</text:p>
        </text:list-item>
        <text:list-item>
          <text:p text:style-name="P56">The system shall <text:span text:style-name="T35">prevent</text:span> <text:span text:style-name="T34">students with car’s</text:span> blacklisted students <text:span text:style-name="T35">from booking their lifts.</text:span></text:p>
        </text:list-item>
        <text:list-item>
          <text:p text:style-name="P48"><text:span text:style-name="T30">The system shall allow the user to add other users to their black list.</text:span></text:p>
        </text:list-item>
        <text:list-item>
          <text:p text:style-name="P49">The system shall allow the users to chat with lift related users: drivers and other passengers.</text:p>
        </text:list-item>
        <text:list-item>
          <text:p text:style-name="P50">The system shall allow the students with car to declare their availability and their <text:span text:style-name="T1">lift restrictions</text:span>.</text:p>
        </text:list-item>
        <text:list-item>
          <text:p text:style-name="P51">The system shall allow the students with car to close bookings of their lifts.</text:p>
        </text:list-item>
        <text:list-item>
          <text:p text:style-name="P51">The system shall close the booking of <text:span text:style-name="T29">a</text:span> lift after the <text:span text:style-name="T29">driver’s</text:span> max departure time (see lift restrictions).</text:p>
        </text:list-item>
        <text:list-item>
          <text:p text:style-name="P50">The system shall allow the students with car to add text notes to their availability declaration.</text:p>
        </text:list-item>
        <text:list-item>
          <text:p text:style-name="P52">The system shall request the students with car to declare <text:span text:style-name="T30">the completion of the lift once arrived at destination.</text:span></text:p>
        </text:list-item>
        <text:list-item>
          <text:p text:style-name="P54">The system shall send reports about students with car when their reputation goes belo<text:span text:style-name="T35">w</text:span> reputations threshold <text:span text:style-name="T35">set by moderators.</text:span></text:p>
        </text:list-item>
        <text:list-item>
          <text:p text:style-name="P53">The system shall allow the moderator to rea<text:span text:style-name="T31">d reports.</text:span></text:p>
        </text:list-item>
        <text:list-item>
          <text:p text:style-name="P54">The system shall allow the moderator to send email to users.</text:p>
        </text:list-item>
        <text:list-item>
          <text:p text:style-name="P54">The system shall allow the moderator to ban users.</text:p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61"/>
      <text:p text:style-name="P61"/>
      <text:p text:style-name="P61">DICTIONARY:</text:p>
      <text:p text:style-name="P61"/>
      <text:list xml:id="list4834544358413217885" text:style-name="L10">
        <text:list-item>
          <text:p text:style-name="P57">Routine Information, includes:</text:p>
          <text:list>
            <text:list-item>
              <text:p text:style-name="P57"><text:span text:style-name="T36">Pick-up</text:span> position</text:p>
            </text:list-item>
            <text:list-item>
              <text:p text:style-name="P57">Class schedule</text:p>
            </text:list-item>
            <text:list-item>
              <text:p text:style-name="P59">Drop-off position</text:p>
            </text:list-item>
          </text:list>
        </text:list-item>
        <text:list-item>
          <text:p text:style-name="P59">Car info, includes:</text:p>
          <text:list>
            <text:list-item>
              <text:p text:style-name="P59">Seats availability</text:p>
            </text:list-item>
            <text:list-item>
              <text:p text:style-name="P59">Car model</text:p>
            </text:list-item>
            <text:list-item>
              <text:p text:style-name="P59">Car colour</text:p>
            </text:list-item>
            <text:list-item>
              <text:p text:style-name="P59">Car plate</text:p>
            </text:list-item>
          </text:list>
        </text:list-item>
        <text:list-item>
          <text:p text:style-name="P59">Profile, includes:</text:p>
          <text:list>
            <text:list-item>
              <text:p text:style-name="P59">Routine info</text:p>
            </text:list-item>
            <text:list-item>
              <text:p text:style-name="P59">Car info</text:p>
            </text:list-item>
            <text:list-item>
              <text:p text:style-name="P59">Blacklist</text:p>
            </text:list-item>
            <text:list-item>
              <text:p text:style-name="P59">Personal info</text:p>
            </text:list-item>
            <text:list-item>
              <text:p text:style-name="P59">Email, password and phone number</text:p>
            </text:list-item>
          </text:list>
        </text:list-item>
        <text:list-item>
          <text:p text:style-name="P59">Lift restrictions, includes:</text:p>
          <text:list>
            <text:list-item>
              <text:p text:style-name="P59">Minimum and maximum departure time</text:p>
            </text:list-item>
            <text:list-item>
              <text:p text:style-name="P59">Minimum and maximum arrival time</text:p>
            </text:list-item>
            <text:list-item>
              <text:p text:style-name="P59">Route (se possibile mettiamo il percorso altrimenti ciccia)</text:p>
            </text:list-item>
            <text:list-item>
              <text:p text:style-name="P59">Smoker allowed (or not)</text:p>
            </text:list-item>
          </text:list>
        </text:list-item>
        <text:list-item>
          <text:p text:style-name="P59">Lift related students:</text:p>
          <text:list>
            <text:list-item>
              <text:p text:style-name="P59">Passengers that have booked the same lift.</text:p>
            </text:list-item>
            <text:list-item>
              <text:p text:style-name="P59">Driver of the lift.</text:p>
            </text:list-item>
          </text:list>
        </text:list-item>
      </text:list>
      <text:p text:style-name="P60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2:00:15.430383423</meta:creation-date>
    <dc:date>2019-10-22T19:36:52.573055465</dc:date>
    <meta:editing-duration>PT23M2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5" meta:paragraph-count="94" meta:word-count="851" meta:character-count="4984" meta:non-whitespace-character-count="4293"/>
  </office:meta>
</office:document-meta>
</file>